
<file path=META-INF/manifest.xml><?xml version="1.0" encoding="utf-8"?>
<manifest:manifest xmlns:manifest="urn:oasis:names:tc:opendocument:xmlns:manifest:1.0">
  <manifest:file-entry manifest:full-path="OleObj1" manifest:media-type="application/octet-stream"/>
  <manifest:file-entry manifest:full-path="OleObj2" manifest:media-type="application/octet-stream"/>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0.00pt" fo:font-weight="normal" fo:font-family="굴림" style:font-family-asian="굴림" style:font-family-complex="굴림" fo:background-color="transparent" style:use-window-font-color="true"/>
    </style:style>
    <style:style style:name="T2" style:family="text">
      <style:text-properties fo:font-size="10.00pt" fo:font-weight="normal" fo:font-family="'맑은 고딕'" style:font-family-asian="'맑은 고딕'" style:font-family-complex="'맑은 고딕'" fo:background-color="transparent" style:use-window-font-color="true"/>
    </style:style>
    <style:style style:name="T3" style:family="text">
      <style:text-properties fo:font-size="10.00pt" fo:font-weight="normal" fo:font-family="굴림" style:font-family-asian="굴림" style:font-family-complex="굴림" fo:background-color="transparent" style:use-window-font-color="true"/>
    </style:style>
    <style:style style:name="T4" style:family="text">
      <style:text-properties fo:font-size="10.00pt" fo:font-weight="normal" fo:font-family="굴림" style:font-family-asian="굴림" style:font-family-complex="굴림" fo:background-color="transparent" style:use-window-font-color="true"/>
    </style:style>
    <style:style style:name="T5" style:family="text">
      <style:text-properties fo:font-size="10.00pt" fo:font-weight="normal" fo:font-family="'맑은 고딕'" style:font-family-asian="'맑은 고딕'" style:font-family-complex="'맑은 고딕'" fo:background-color="transparent" style:use-window-font-color="true"/>
    </style:style>
    <style:style style:name="T6" style:family="text">
      <style:text-properties fo:font-size="10.00pt" fo:font-weight="normal" fo:font-family="굴림" style:font-family-asian="굴림" style:font-family-complex="굴림" fo:background-color="transparent" style:use-window-font-color="true"/>
    </style:style>
    <style:style style:name="T7" style:family="text">
      <style:text-properties fo:font-size="10.00pt" fo:font-weight="normal" fo:font-family="'맑은 고딕'" style:font-family-asian="'맑은 고딕'" style:font-family-complex="'맑은 고딕'" fo:background-color="transparent" style:use-window-font-color="true"/>
    </style:style>
    <style:style style:name="T8" style:family="text">
      <style:text-properties fo:font-size="10.00pt" fo:font-weight="normal" fo:font-family="굴림" style:font-family-asian="굴림" style:font-family-complex="굴림" fo:background-color="transparent" style:use-window-font-color="true"/>
    </style:style>
    <style:style style:name="T9" style:family="text">
      <style:text-properties fo:font-size="10.00pt" fo:font-weight="normal" fo:font-family="'맑은 고딕'" style:font-family-asian="'맑은 고딕'" style:font-family-complex="'맑은 고딕'" fo:background-color="transparent" style:use-window-font-color="true"/>
    </style:style>
    <style:style style:name="T10" style:family="text">
      <style:text-properties fo:font-size="10.00pt" fo:font-weight="normal" fo:font-family="굴림" style:font-family-asian="굴림" style:font-family-complex="굴림" fo:background-color="transparent" style:use-window-font-color="true"/>
    </style:style>
    <style:style style:name="T11" style:family="text">
      <style:text-properties fo:font-size="10.00pt" fo:font-weight="normal" fo:font-family="'맑은 고딕'" style:font-family-asian="'맑은 고딕'" style:font-family-complex="'맑은 고딕'" fo:background-color="transparent" style:use-window-font-color="true"/>
    </style:style>
    <style:style style:name="T12" style:family="text">
      <style:text-properties fo:font-size="10.00pt" fo:font-weight="normal" fo:font-family="굴림" style:font-family-asian="굴림" style:font-family-complex="굴림" fo:background-color="transparent" style:use-window-font-color="true"/>
    </style:style>
    <style:style style:name="T13" style:family="text">
      <style:text-properties fo:font-size="10.00pt" fo:font-weight="normal" fo:font-family="'맑은 고딕'" style:font-family-asian="'맑은 고딕'" style:font-family-complex="'맑은 고딕'" fo:background-color="transparent" style:use-window-font-color="true"/>
    </style:style>
    <style:style style:name="T14" style:family="text">
      <style:text-properties fo:font-size="10.00pt" fo:font-weight="normal" fo:font-family="굴림" style:font-family-asian="굴림" style:font-family-complex="굴림" fo:background-color="transparent" style:use-window-font-color="true"/>
    </style:style>
    <style:style style:name="T15" style:family="text">
      <style:text-properties fo:font-size="10.00pt" fo:font-weight="normal" fo:font-family="'맑은 고딕'" style:font-family-asian="'맑은 고딕'" style:font-family-complex="'맑은 고딕'" fo:background-color="transparent" style:use-window-font-color="true"/>
    </style:style>
    <style:style style:name="T16" style:family="text">
      <style:text-properties fo:font-size="10.00pt" fo:font-weight="normal" fo:font-family="굴림" style:font-family-asian="굴림" style:font-family-complex="굴림" fo:background-color="transparent" style:use-window-font-color="true"/>
    </style:style>
    <style:style style:name="T17" style:family="text">
      <style:text-properties fo:font-size="10.00pt" fo:font-weight="normal" fo:font-family="굴림" style:font-family-asian="굴림" style:font-family-complex="굴림" fo:background-color="transparent" style:use-window-font-color="true"/>
    </style:style>
    <style:style style:name="T18" style:family="text">
      <style:text-properties fo:font-size="10.00pt" fo:font-weight="normal" fo:font-family="굴림" style:font-family-asian="굴림" style:font-family-complex="굴림" fo:background-color="transparent" style:use-window-font-color="true"/>
    </style:style>
    <style:style style:name="T19" style:family="text">
      <style:text-properties fo:font-size="10.00pt" fo:font-weight="normal" fo:font-family="'맑은 고딕'" style:font-family-asian="'맑은 고딕'" style:font-family-complex="'맑은 고딕'" fo:background-color="transparent" style:use-window-font-color="true"/>
    </style:style>
    <style:style style:name="T20" style:family="text">
      <style:text-properties fo:font-size="10.00pt" fo:font-weight="normal" fo:font-family="굴림" style:font-family-asian="굴림" style:font-family-complex="굴림" fo:background-color="transparent" style:use-window-font-color="true"/>
    </style:style>
    <style:style style:name="T21" style:family="text">
      <style:text-properties fo:font-size="10.00pt" fo:font-weight="normal" fo:font-family="'맑은 고딕'" style:font-family-asian="'맑은 고딕'" style:font-family-complex="'맑은 고딕'" fo:background-color="transparent" style:use-window-font-color="true"/>
    </style:style>
    <style:style style:name="T22" style:family="text">
      <style:text-properties fo:font-size="10.00pt" fo:font-weight="normal" fo:font-family="굴림" style:font-family-asian="굴림" style:font-family-complex="굴림" fo:background-color="transparent" style:use-window-font-color="true"/>
    </style:style>
    <style:style style:name="T23" style:family="text">
      <style:text-properties fo:font-size="10.00pt" fo:font-weight="normal" fo:font-family="굴림" style:font-family-asian="굴림" style:font-family-complex="굴림" fo:background-color="transparent" style:use-window-font-color="true"/>
    </style:style>
    <style:style style:name="T24" style:family="text">
      <style:text-properties fo:font-size="10.00pt" fo:font-weight="normal" fo:font-family="굴림" style:font-family-asian="굴림" style:font-family-complex="굴림" fo:background-color="transparent" style:use-window-font-color="true"/>
    </style:style>
    <style:style style:name="T25" style:family="text">
      <style:text-properties fo:font-size="10.00pt" fo:font-weight="normal" fo:font-family="굴림" style:font-family-asian="굴림" style:font-family-complex="굴림" fo:background-color="transparent" style:use-window-font-color="true"/>
    </style:style>
    <style:style style:name="T26" style:family="text">
      <style:text-properties fo:font-size="10.00pt" fo:font-weight="normal" fo:font-family="굴림" style:font-family-asian="굴림" style:font-family-complex="굴림" fo:background-color="transparent" style:use-window-font-color="true"/>
    </style:style>
    <style:style style:name="T27" style:family="text">
      <style:text-properties fo:font-size="10.00pt" fo:font-weight="normal" fo:font-family="굴림" style:font-family-asian="굴림" style:font-family-complex="굴림" fo:background-color="transparent" style:use-window-font-color="true"/>
    </style:style>
    <style:style style:name="T28" style:family="text">
      <style:text-properties fo:font-size="10.00pt" fo:font-weight="normal" fo:font-family="굴림" style:font-family-asian="굴림" style:font-family-complex="굴림" fo:background-color="transparent" style:use-window-font-color="true"/>
    </style:style>
    <style:style style:name="T29" style:family="text">
      <style:text-properties fo:font-size="10.00pt" fo:font-weight="normal" fo:font-family="굴림" style:font-family-asian="굴림" style:font-family-complex="굴림" fo:background-color="transparent" style:use-window-font-color="true"/>
    </style:style>
    <style:style style:name="T30" style:family="text">
      <style:text-properties fo:font-size="10.00pt" fo:font-weight="normal" fo:font-family="굴림" style:font-family-asian="굴림" style:font-family-complex="굴림" fo:background-color="transparent" style:use-window-font-color="true"/>
    </style:style>
    <style:style style:name="T31" style:family="text">
      <style:text-properties fo:font-size="10.00pt" fo:font-weight="normal" fo:font-family="굴림" style:font-family-asian="굴림" style:font-family-complex="굴림" fo:background-color="transparent" style:use-window-font-color="true"/>
    </style:style>
    <style:style style:name="T32" style:family="text">
      <style:text-properties fo:font-size="10.00pt" fo:font-weight="normal" fo:font-family="굴림" style:font-family-asian="굴림" style:font-family-complex="굴림" fo:background-color="transparent" style:use-window-font-color="true"/>
    </style:style>
    <style:style style:name="T33" style:family="text">
      <style:text-properties fo:font-size="10.00pt" fo:font-weight="normal" fo:font-family="굴림" style:font-family-asian="굴림" style:font-family-complex="굴림" fo:background-color="transparent" style:use-window-font-color="true"/>
    </style:style>
    <style:style style:name="T34" style:family="text">
      <style:text-properties fo:font-size="10.00pt" fo:font-weight="normal" fo:font-family="굴림" style:font-family-asian="굴림" style:font-family-complex="굴림" fo:background-color="transparent" style:use-window-font-color="true"/>
    </style:style>
    <style:style style:name="T35" style:family="text">
      <style:text-properties fo:font-size="10.00pt" fo:font-weight="normal" fo:font-family="굴림" style:font-family-asian="굴림" style:font-family-complex="굴림" fo:background-color="transparent" style:use-window-font-color="true"/>
    </style:style>
    <style:style style:name="T36" style:family="text">
      <style:text-properties fo:font-size="10.00pt" fo:font-weight="normal" fo:font-family="'맑은 고딕'" style:font-family-asian="'맑은 고딕'" style:font-family-complex="'맑은 고딕'" fo:background-color="transparent" style:use-window-font-color="true"/>
    </style:style>
    <style:style style:name="T37" style:family="text">
      <style:text-properties fo:font-size="10.00pt" fo:font-weight="normal" fo:font-family="굴림" style:font-family-asian="굴림" style:font-family-complex="굴림" fo:background-color="transparent" style:use-window-font-color="true"/>
    </style:style>
    <style:style style:name="T38" style:family="text">
      <style:text-properties fo:font-size="10.00pt" fo:font-weight="normal" fo:font-family="'맑은 고딕'" style:font-family-asian="'맑은 고딕'" style:font-family-complex="'맑은 고딕'" fo:background-color="transparent" style:use-window-font-color="true"/>
    </style:style>
    <style:style style:name="T39" style:family="text">
      <style:text-properties fo:font-size="10.00pt" fo:font-weight="normal" fo:font-family="굴림" style:font-family-asian="굴림" style:font-family-complex="굴림" fo:background-color="transparent" style:use-window-font-color="true"/>
    </style:style>
    <style:style style:name="T40" style:family="text">
      <style:text-properties fo:font-size="10.00pt" fo:font-weight="normal" fo:font-family="'맑은 고딕'" style:font-family-asian="'맑은 고딕'" style:font-family-complex="'맑은 고딕'" fo:background-color="transparent" style:use-window-font-color="true"/>
    </style:style>
    <style:style style:name="T41" style:family="text">
      <style:text-properties fo:font-size="10.00pt" fo:font-weight="normal" fo:font-family="굴림" style:font-family-asian="굴림" style:font-family-complex="굴림" fo:background-color="transparent" style:use-window-font-color="true"/>
    </style:style>
    <style:style style:name="T42" style:family="text">
      <style:text-properties fo:font-size="10.00pt" fo:font-weight="normal" fo:font-family="'맑은 고딕'" style:font-family-asian="'맑은 고딕'" style:font-family-complex="'맑은 고딕'" fo:background-color="transparent" style:use-window-font-color="true"/>
    </style:style>
    <style:style style:name="T43" style:family="text">
      <style:text-properties fo:font-size="10.00pt" fo:font-weight="normal" fo:font-family="굴림" style:font-family-asian="굴림" style:font-family-complex="굴림" fo:background-color="transparent" style:use-window-font-color="true"/>
    </style:style>
    <style:style style:name="T44" style:family="text">
      <style:text-properties fo:font-size="10.00pt" fo:font-weight="normal" fo:font-family="'맑은 고딕'" style:font-family-asian="'맑은 고딕'" style:font-family-complex="'맑은 고딕'" fo:background-color="transparent" style:use-window-font-color="true"/>
    </style:style>
    <style:style style:name="T45" style:family="text">
      <style:text-properties fo:font-size="10.00pt" fo:font-weight="normal" fo:font-family="굴림" style:font-family-asian="굴림" style:font-family-complex="굴림" fo:background-color="transparent" style:use-window-font-color="true"/>
    </style:style>
    <style:style style:name="T46" style:family="text">
      <style:text-properties fo:font-size="10.00pt" fo:font-weight="normal" fo:font-family="'맑은 고딕'" style:font-family-asian="'맑은 고딕'" style:font-family-complex="'맑은 고딕'" fo:background-color="transparent" style:use-window-font-color="true"/>
    </style:style>
    <style:style style:name="T47" style:family="text">
      <style:text-properties fo:font-size="10.00pt" fo:font-weight="normal" fo:font-family="굴림" style:font-family-asian="굴림" style:font-family-complex="굴림" fo:background-color="transparent" style:use-window-font-color="true"/>
    </style:style>
    <style:style style:name="T48" style:family="text">
      <style:text-properties fo:font-size="10.00pt" fo:font-weight="normal" fo:font-family="'맑은 고딕'" style:font-family-asian="'맑은 고딕'" style:font-family-complex="'맑은 고딕'" fo:background-color="transparent" style:use-window-font-color="true"/>
    </style:style>
    <style:style style:name="T49" style:family="text">
      <style:text-properties fo:font-size="10.00pt" fo:font-weight="normal" fo:font-family="굴림" style:font-family-asian="굴림" style:font-family-complex="굴림" fo:background-color="transparent" style:use-window-font-color="true"/>
    </style:style>
    <style:style style:name="T50" style:family="text">
      <style:text-properties fo:font-size="10.00pt" fo:font-weight="normal" fo:font-family="'맑은 고딕'" style:font-family-asian="'맑은 고딕'" style:font-family-complex="'맑은 고딕'" fo:background-color="transparent" style:use-window-font-color="true"/>
    </style:style>
    <style:style style:name="T51" style:family="text">
      <style:text-properties fo:font-size="10.00pt" fo:font-weight="normal" fo:font-family="굴림" style:font-family-asian="굴림" style:font-family-complex="굴림" fo:background-color="transparent" style:use-window-font-color="true"/>
    </style:style>
    <style:style style:name="T52" style:family="text">
      <style:text-properties fo:font-size="10.00pt" fo:font-weight="normal" fo:font-family="'맑은 고딕'" style:font-family-asian="'맑은 고딕'" style:font-family-complex="'맑은 고딕'" fo:background-color="transparent" style:use-window-font-color="true"/>
    </style:style>
    <style:style style:name="P1" style:family="paragraph">
      <style:paragraph-properties fo:line-height="100.00%" fo:text-align="left"/>
    </style:style>
    <style:style style:name="P2" style:family="paragraph">
      <style:paragraph-properties fo:line-height="100.00%" fo:text-align="center" fo:margin-right="-22.40pt">
        <style:tab-stops>
          <style:tab-stop style:position="461.50pt"/>
        </style:tab-stops>
      </style:paragraph-properties>
    </style:style>
    <style:style style:name="P3" style:family="paragraph">
      <style:paragraph-properties fo:line-height="100.00%" fo:text-align="left"/>
    </style:style>
  </office:automatic-styles>
  <office:body>
    <office:text>
      <text:p text:style-name="P1"><text:span text:style-name="T1">기획 문서 : 가제<text:s text:c="2"/>- Re:born</text:span></text:p>
      <text:p text:style-name="P1"><text:span text:style-name="T2"/></text:p>
      <text:p text:style-name="P1"><text:span text:style-name="T3">장르<text:s/></text:span><text:span text:style-name="T4">– 2D 휭스크롤 어드벤처</text:span></text:p>
      <text:p text:style-name="P1"><text:span text:style-name="T5"/></text:p>
      <text:p text:style-name="P2"><draw:frame text:anchor-type="as-char" svg:width="150.02mm" svg:height="82.29mm" style:rel-width="scale" style:rel-height="scale"><draw:object-ole xlink:href="OleObj1"/><draw:image xlink:href="ObjectReplacements/OleObj1"/></draw:frame><draw:frame text:anchor-type="as-char" svg:width="148.96mm" svg:height="80.70mm" style:rel-width="scale" style:rel-height="scale"><draw:object-ole xlink:href="OleObj2"/><draw:image xlink:href="ObjectReplacements/OleObj2"/></draw:frame><text:span text:style-name="T5"/></text:p>
      <text:p text:style-name="P3"><text:span text:style-name="T5"/></text:p>
      <text:p text:style-name="P3"><text:span text:style-name="T6">주요 내용 </text:span></text:p>
      <text:p text:style-name="P3"><text:span text:style-name="T7"/></text:p>
      <text:p text:style-name="P3"><text:span text:style-name="T8">사슴 “Life”는 어두운 숲에서 홀로 살다가 나온 신비한 능력을 가진 사슴입니다. 그러나 숲에서 나온 사슴에게 비친 세상은 아무런 색이 없는, 흑백의 적막한 세계이었습니다. 사슴은 예언자에 계시를 받아, 자신의 신비한 능력으로 세계에 다시 색을 찾아주고자 합니다.</text:span></text:p>
      <text:p text:style-name="P3"><text:span text:style-name="T9"/></text:p>
      <text:p text:style-name="P3"><text:span text:style-name="T10">주요 게임 요소</text:span></text:p>
      <text:p text:style-name="P3"><text:span text:style-name="T11"/></text:p>
      <text:p text:style-name="P3"><text:span text:style-name="T12">빛의 조각을 찾아 색을 다시 돌아오게 하는 것. 각 세계에는 빛의 비석이 있으며, 빛의 조각을 모아 빛의 비석을 활성화 시키면 빛의 비석이 닻는 범위까지의 세계가 색을 되찾는다.</text:span></text:p>
      <text:p text:style-name="P3"><text:span text:style-name="T13"/></text:p>
      <text:p text:style-name="P3"><text:span text:style-name="T14">필드 구성</text:span></text:p>
      <text:p text:style-name="P3"><text:span text:style-name="T15"/></text:p>
      <text:p text:style-name="P3"><text:span text:style-name="T16"><text:s/><text:tab/><text:tab/><text:tab/><text:tab/><text:s text:c="2"/>높은 곳</text:span></text:p>
      <text:p text:style-name="P3"><text:span text:style-name="T16"><text:s text:c="48"/>ㅣ</text:span></text:p>
      <text:p text:style-name="P3"><text:span text:style-name="T16"><text:tab/><text:tab/>성소<text:s text:c="2"/>-<text:s text:c="2"/>높은 곳으로 가는 길</text:span></text:p>
      <text:p text:style-name="P3"><text:span text:style-name="T16"><text:s text:c="48"/>ㅣ</text:span></text:p>
      <text:p text:style-name="P3"><text:span text:style-name="T16">어두운 숲<text:s/></text:span><text:span text:style-name="T17">– 색을 잃은 사막 – 색을 잃은 숲 – 빛의 봉우리 – 노을의 절벽 - 밤의 숲 – 끝없는 사막</text:span></text:p>
      <text:p text:style-name="P3"><text:span text:style-name="T18"><text:s text:c="87"/>ㅣ<text:tab/><text:tab/><text:s text:c="11"/>ㅣ</text:span></text:p>
      <text:p text:style-name="P3"><text:span text:style-name="T18"><text:s text:c="82"/>빛의 동굴<text:tab/><text:tab/><text:s text:c="7"/>끝의 동굴</text:span></text:p>
      <text:p text:style-name="P3"><text:span text:style-name="T18"><text:tab/><text:tab/><text:tab/><text:tab/><text:tab/><text:tab/><text:tab/><text:s text:c="12"/>ㅣ</text:span></text:p>
      <text:p text:style-name="P3"><text:span text:style-name="T18"><text:tab/><text:tab/><text:tab/><text:tab/><text:tab/><text:tab/><text:tab/><text:s text:c="7"/>또다른 성소</text:span></text:p>
      <text:p text:style-name="P3"><text:span text:style-name="T19"/></text:p>
      <text:p text:style-name="P3"><text:span text:style-name="T20">필드는 제한 없이 돌아다닐수 있으나,<text:s text:c="2"/>세계에 빛을 불어넣지 않으면 이벤트는 절대 발생하지 않는다.</text:span></text:p>
      <text:p text:style-name="P3"><text:span text:style-name="T21"/></text:p>
      <text:p text:style-name="P3"><text:span text:style-name="T22">각 필드 별로 요구하는 빛의 조각</text:span></text:p>
      <text:p text:style-name="P3"><text:span text:style-name="T22">어두운 숲<text:s/></text:span><text:span text:style-name="T23">– 없음</text:span></text:p>
      <text:p text:style-name="P3"><text:span text:style-name="T24">색을 잃은 사막, 높은 곳, 끝의 동굴<text:s/></text:span><text:span text:style-name="T25">– 3개</text:span></text:p>
      <text:p text:style-name="P3"><text:span text:style-name="T26">색을 잃은 숲, 빛의 봉우리, 노을의 절벽<text:s/></text:span><text:span text:style-name="T27">– 8개</text:span></text:p>
      <text:p text:style-name="P3"><text:span text:style-name="T28">높은 곳으로 가는 길, 빛의 동굴<text:s/></text:span><text:span text:style-name="T29">– 4개</text:span></text:p>
      <text:p text:style-name="P3"><text:span text:style-name="T30">밤의 숲<text:s/></text:span><text:span text:style-name="T31">– 10개</text:span></text:p>
      <text:p text:style-name="P3"><text:span text:style-name="T32">끝없는 사막<text:s/></text:span><text:span text:style-name="T33">– 12개</text:span></text:p>
      <text:p text:style-name="P3"><text:span text:style-name="T34">또다른 성소<text:s/></text:span><text:span text:style-name="T35">– 1개 총 64개</text:span></text:p>
      <text:p text:style-name="P3"><text:span text:style-name="T36"/></text:p>
      <text:p text:style-name="P3"><text:span text:style-name="T36"/></text:p>
      <text:p text:style-name="P3"><text:span text:style-name="T37">개발 일정</text:span></text:p>
      <text:p text:style-name="P3"><text:span text:style-name="T38"/></text:p>
      <text:p text:style-name="P3"><text:span text:style-name="T39">1. 충돌 정리, 충돌 배열 1주 <text:tab/>8/2<text:s text:c="3"/>~ 8/9</text:span></text:p>
      <text:p text:style-name="P3"><text:span text:style-name="T39">2. 충돌 배열, 맵툴 1주 <text:tab/><text:tab/>8/10 ~ 8/16</text:span></text:p>
      <text:p text:style-name="P3"><text:span text:style-name="T39">3. 맵툴, 컨트롤러 1주<text:tab/><text:tab/>8/17 ~ 8/23</text:span></text:p>
      <text:p text:style-name="P3"><text:span text:style-name="T39">4. 프로토타입 1주 <text:tab/><text:tab/>8/24 ~ 8/30</text:span></text:p>
      <text:p text:style-name="P3"><text:span text:style-name="T39">5. 세이브 &amp; 로드, 버그 점검<text:tab/>8/31 ~ 9/7</text:span></text:p>
      <text:p text:style-name="P3"><text:span text:style-name="T39">5. 레벨디자인 제작, 기타 제작<text:tab/>9/7<text:s text:c="3"/>~ 9/30</text:span></text:p>
      <text:p text:style-name="P3"><text:span text:style-name="T39">6. 테스트 &amp; 수정<text:tab/><text:tab/>9/30 ~</text:span></text:p>
      <text:p text:style-name="P3"><text:span text:style-name="T40"/></text:p>
      <text:p text:style-name="P3"><text:span text:style-name="T40"/></text:p>
      <text:p text:style-name="P3"><text:span text:style-name="T41">개발적 이슈</text:span></text:p>
      <text:p text:style-name="P3"><text:span text:style-name="T42"/></text:p>
      <text:p text:style-name="P3"><text:span text:style-name="T43">충돌 정리</text:span></text:p>
      <text:p text:style-name="P3"><text:span text:style-name="T43">충돌 -&gt; 원형 충돌 검사 -&gt; 그 뒤에 다른 모양의 충돌 검사</text:span></text:p>
      <text:p text:style-name="P3"><text:span text:style-name="T44"/></text:p>
      <text:p text:style-name="P3"><text:span text:style-name="T45">충돌 배열</text:span></text:p>
      <text:p text:style-name="P3"><text:span text:style-name="T45">Game클래스(씬들의 부모 클래스)에서 벡터배열 생성 -&gt; 자식클래스(씬 클래스)에서 엔티티를 선언할 경우 자동으로 게임클래스의 배열에 들어감 -&gt; 게임클래스에서 항시 돌아가게하는 함수제작 -&gt; 그 함수 안에서 충돌 검사</text:span></text:p>
      <text:p text:style-name="P3"><text:span text:style-name="T46"/></text:p>
      <text:p text:style-name="P3"><text:span text:style-name="T47">맵툴</text:span></text:p>
      <text:p text:style-name="P3"><text:span text:style-name="T47">WIN API이용</text:span></text:p>
      <text:p text:style-name="P3"><text:span text:style-name="T47">배경 이미지는 이미지 합성을 통해 한장으로 출력, 2차원 배열로 충돌구역 표시</text:span></text:p>
      <text:p text:style-name="P3"><text:span text:style-name="T47">단, 플레이어의 위에 올라오는것과 올라오지 않는 것은 구분, 오브젝트는 포함하지 않음</text:span></text:p>
      <text:p text:style-name="P3"><text:span text:style-name="T47">오브젝트 위치는 배열에 표시 됨</text:span></text:p>
      <text:p text:style-name="P3"><text:span text:style-name="T48"/></text:p>
      <text:p text:style-name="P3"><text:span text:style-name="T49">컨트롤러</text:span></text:p>
      <text:p text:style-name="P3"><text:span text:style-name="T49">키 입력은 이미 구현됨, 카메라 구현여부</text:span></text:p>
      <text:p text:style-name="P3"><text:span text:style-name="T50"/></text:p>
      <text:p text:style-name="P3"><text:span text:style-name="T51">프로토 타입</text:span></text:p>
      <text:p text:style-name="P3"><text:span text:style-name="T51">위의 것을 정리하여 하나의 씬이 작동 될 수 있도록 하는 것이 목표</text:span></text:p>
      <text:p text:style-name="P3"><text:span text:style-name="T51">제작 하면서 버그 수정</text:span></text:p>
      <text:p text:style-name="P3"><text:span text:style-name="T52"/></text:p>
      <text:p text:style-name="P3"><text:span text:style-name="T52"/></text:p>
      <text:p text:style-name="P3"><text:span text:style-name="T52"/></text:p>
      <text:p text:style-name="P3"><text:span text:style-name="T52"/></text:p>
      <text:p text:style-name="P3"><text:span text:style-name="T52"/></text:p>
      <text:p text:style-name="P3"><text:span text:style-name="T52"/></text:p>
      <text:p text:style-name="P3"><text:span text:style-name="T52"/></text:p>
      <text:p text:style-name="P3"><text:span text:style-name="T52"/></text:p>
      <text:p text:style-name="P3"><text:span text:style-name="T52"/></text:p>
      <text:p text:style-name="P3"><text:span text:style-name="T52"/></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